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6pt" style:font-size-asian="16pt" style:font-size-complex="16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font-name="Georgia" fo:font-size="10.5pt" style:font-size-asian="10.5pt" style:font-size-complex="10.5pt"/>
    </style:style>
    <style:style style:name="T5"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6" style:family="text">
      <style:text-properties fo:color="#000000" style:font-name="Georgia" fo:font-size="10.5pt" fo:language="none" fo:country="none" fo:font-style="italic" fo:font-weight="normal" style:font-name-asian="Georgia" style:font-size-asian="10.5pt" style:language-asian="none" style:country-asian="none" style:font-style-asian="italic" style:font-weight-asian="normal" style:font-name-complex="Georgia" style:font-size-complex="10.5pt" style:language-complex="none" style:country-complex="none" style:font-style-complex="italic" style:font-weight-complex="normal"/>
    </style:style>
    <style:style style:name="T7"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sau’s Folly </text:p>
      <text:p text:style-name="P2"/>
      <text:p text:style-name="P1"><text:span text:style-name="T1">Read:</text:span> Genesis 25:29-34; Genesis 28:8-9</text:p>
      <text:p text:style-name="P1"><text:s/></text:p>
      <text:p text:style-name="P1"><text:span text:style-name="T1">Text:</text:span> Malachi 1:3 "And I hated Esau, and laid his mountains and his heritage waste..."</text:p>
      <text:p text:style-name="P1"/>
      <text:p text:style-name="P1"><text:span text:style-name="T1">Introduction:</text:span> I want to talk a little bit about Esau. He has such a bad reputation that very few parents have ever named their boys after him. On the surface he doesn’t look like such a bad person. Why would the prophet Malachi declare that God hated Esau? Now Malachi wasn’t talking about the person: Esau but rather what Esau represented. Esau represented what God hated. Just what was it that Esau did to get God’s attention in a negative way? </text:p>
      <text:p text:style-name="P1"><text:s text:c="2"/>We could stress his unfair childhood. His mother showed extreme favoritism and even God had told his mother that Jacob was going to rule over him. It seems as if the deck is stacked against Esau. So why does God have a problem with Esau?</text:p>
      <text:p text:style-name="P1"><text:s text:c="2"/>First let me stress that if there is any story in the Bible that should teach us that God does not accept even valid excuses, it is this story. God does not hold Esau any less obligated to do things right then He does a boy with fair parents. Nearly everybody can tell of unfair parents and/or grandparents, at least through the eyes of a child. Secondly God is providing a point of knowledge and not giving a command when He tells Rebecca: "… Two nations are in thy womb…and the elder shall serve the younger." (illus: telling kids that they're adopted). Esau should have been raised with the knowledge of what God had clearly spoken. </text:p>
      <text:p text:style-name="P1"><text:s text:c="2"/>So what’s wrong with Esau?</text:p>
      <text:p text:style-name="P1"/>
      <text:p text:style-name="P1"><text:span text:style-name="T1">I. Esau did not value what God valued:</text:span> his birthright had little importance to him. He returns from hunting and wants a little soup. What mother would not love a son who loved soup? Jacob strikes up a deal. “I’ll give you soup and even toss in some crackers if you will give up your birthright.” Esau (who is probably a teenager at this time) says: “No problem!” He swears away his birthright for a bowl of soup.</text:p>
      <text:p text:style-name="P1"><text:s text:c="2"/>He was not backed into a corner. He was not without choices. He was home. If his brother wouldn’t pass the soup he could have appealed to his parents for food. He might have had to go to another room to find them but they were close. He had little idea of just what he was giving up. He tossed his entire inheritance aside for one meal. </text:p>
      <text:p text:style-name="P1"/>
      <text:p text:style-name="P1"><text:span text:style-name="T1">II. Esau did not honor his parents:</text:span> He worked to cause them pain. He selected a wife only to hurt them. Can you imagine someone marrying someone just to spite their parents? He made a life long commitment, just to defy his mom and dad? When God commanded us to honor our parents; I’m sure that He knew that we would not always agree with them on everything. He also doesn’t expect us to let our parents control our married lives but He requires that we honor and respect their position and authority. </text:p>
      <text:p text:style-name="Standard"><text:span text:style-name="T4"><text:s text:c="2"/>The idea of respect, for authority, is not something that our parents dreamed up to keep us in line. It is not something that the military invented to make recruits salute them nor was it invented by the Bureau of Prisons; it is an idea that came from God Himself. <text:s/>The only command (among the ten) to come with a promise is the one that tells us to honor our father and mother so that we can live a long life. The apostle Peter went a step further when he said: </text:span><text:span text:style-name="T5">“</text:span><text:span text:style-name="T5">Honour all </text:span><text:span text:style-name="T6">men.</text:span><text:span text:style-name="T5"> Love the brother-hood. Fear God. Honour the king. Servants, </text:span><text:span text:style-name="T6">be</text:span><text:span text:style-name="T5"> subject to </text:span><text:span text:style-name="T6">your</text:span><text:span text:style-name="T5"> masters with all fear; not only to the good and gentle, but also to the froward.</text:span><text:span text:style-name="T4">” </text:span></text:p>
      <text:p text:style-name="Standard"><text:span text:style-name="T4">(I </text:span><text:span text:style-name="T5">Peter 2:17-18)</text:span></text:p>
      <text:p text:style-name="P1"/>
      <text:p text:style-name="P1"><text:span text:style-name="T1">III. Esau just wanted to have fun:</text:span> He loved hunting. There is no-thing wrong with hunting for food. It is an enjoyable past time for many people. It provides meat for many tables. Esau loved soup and there’s nothing wrong with a good bowl of bean soup. What Esau didn’t love was responsibility. He didn’t love being told what to do. He was going to do what he wanted, when he wanted, and he wasn’t going to let anyone else tell him what to do.</text:p>
      <text:p text:style-name="P1"><text:s text:c="2"/>He lost his birthright because it was less important than missing another meal. He wouldn’t have been so hungry if he had left his tree stand earlier or if he had thought to take food along with him. He lost his blessing because he failed to hurry. He took his time hunting and preparing. He assumed that there was no need to hurry but he was wrong. He had no idea what he was losing as he was loitering.</text:p>
      <text:p text:style-name="P1"/>
      <text:p text:style-name="P1"><text:span text:style-name="T1">Conclude:</text:span> <text:span text:style-name="T2">What does God value?</text:span> Your Soul! Do you value what He values? Jesus asks: "What shall a man give in exchange for his soul?"</text:p>
      <text:p text:style-name="P1">Is your soul and the soul of those you love of more value than a meal? How long has it been since you missed a meal to pray for someone? Is it your goal to glorify God in all that you do or do you hold a little back for yourself. </text:p>
      <text:p text:style-name="P1"><text:s text:c="2"/>Are you one of those people who just want to have fun? Do you live your life with Gods' purpose or do you live life lightly?</text:p>
      <text:p text:style-name="P1"><text:s text:c="2"/><text:span text:style-name="T3">Why was God against Esau?</text:span> He didn’t value what God valued, He did not respect authority, and he loved fun more than he loved God.</text:p>
      <text:p text:style-name="P1"><text:s text:c="2"/>I must ask you, this morning; Have you made the salvation of your own soul a number one priority? <text:s/>Have you decided to value what God values? Will you agree to submit to Gods' authority? Do you really want to have deep seeded joy in your life? Right Now you can make the switch...</text:p>
      <text:p text:style-name="P1"><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sau’s Folly </dc:title>
    <meta:initial-creator>Joel Tice</meta:initial-creator>
    <meta:creation-date>2007-04-28T17:52:00</meta:creation-date>
    <dc:creator>Joel Tice</dc:creator>
    <dc:date>2019-02-13T13:29:20.33</dc:date>
    <meta:editing-cycles>7</meta:editing-cycles>
    <meta:editing-duration>PT10H38M</meta:editing-duration>
    <meta:generator>OpenOffice/4.1.3$Win32 OpenOffice.org_project/413m1$Build-9783</meta:generator>
    <meta:document-statistic meta:table-count="0" meta:image-count="0" meta:object-count="0" meta:page-count="1" meta:paragraph-count="21" meta:word-count="978" meta:character-count="5154"/>
  </office:meta>
</office:document-meta>
</file>